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4c128"/>
    </style:style>
    <style:style style:name="P4" style:family="paragraph" style:parent-style-name="Text_20_body" style:list-style-name="L3">
      <style:text-properties officeooo:paragraph-rsid="0014c128"/>
    </style:style>
    <style:style style:name="P5" style:family="paragraph" style:parent-style-name="Text_20_body" style:list-style-name="L3"/>
    <style:style style:name="T1" style:family="text">
      <style:text-properties fo:language="ru" fo:country="RU" officeooo:rsid="0014c1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ТЕОРЕТИЧЕСКАЯ ЧАСТЬ</text:span></text:p>
      <text:p text:style-name="Text_20_body"><text:span text:style-name="Strong_20_Emphasis">ОГЛАВЛЕНИЕ</text:span> I. Введение II. История вопроса III. Основные термины и понятия IV. Необходимые теоретические знания для выполнения практической части V. Заключение VI. Список литературы</text:p>
      <text:p text:style-name="Horizontal_20_Line"/>
      <text:p text:style-name="Text_20_body"><text:span text:style-name="Strong_20_Emphasis">I. Введение</text:span></text:p>
      <text:p text:style-name="Text_20_body">Развитие технологий искусственного интеллекта привело к созданию моделей, способных эффективно обрабатывать и анализировать текстовую информацию. В данном проекте рассматривается разработка веб-приложения для работы с текстами, включающего <text:span text:style-name="T1">две</text:span> версии: на основе модели Mistral и DeepSeek. Проект ориентирован на предоставление пользователям удобного инструмента для обработки текстов с помощью передовых языковых моделей.</text:p>
      <text:p text:style-name="Text_20_body"><text:span text:style-name="Strong_20_Emphasis">II. История вопроса</text:span></text:p>
      <text:p text:style-name="Text_20_body">Обработка естественного языка (NLP) начала активно развиваться с середины XX века, когда появились первые алгоритмы автоматического перевода. В дальнейшем развитие машинного обучения и нейросетевых технологий позволило создать мощные языковые модели, такие как GPT и Mistral. Сегодня они находят применение в задачах суммаризации, генерации и анализа текстов. Hugging Face предоставил удобный API для интеграции моделей, что позволило разработчикам использовать их в своих проектах.</text:p>
      <text:p text:style-name="Text_20_body"><text:span text:style-name="Strong_20_Emphasis">III. Основные термины и понятия</text:span></text:p>
      <text:list text:style-name="L1">
        <text:list-item>
          <text:p text:style-name="P1"><text:span text:style-name="Strong_20_Emphasis">Нейросеть</text:span> – математическая модель, имитирующая работу человеческого мозга, используемая для обработки данных и обучения.</text:p>
        </text:list-item>
        <text:list-item>
          <text:p text:style-name="P1"><text:span text:style-name="Strong_20_Emphasis">Обработка естественного языка (NLP)</text:span> – направление искусственного интеллекта, занимающееся взаимодействием компьютеров с человеческим языком.</text:p>
        </text:list-item>
        <text:list-item>
          <text:p text:style-name="P1"><text:span text:style-name="Strong_20_Emphasis">API (Application Programming Interface)</text:span> – интерфейс программирования приложений, предоставляющий способ взаимодействия между программами.</text:p>
        </text:list-item>
        <text:list-item>
          <text:p text:style-name="P1"><text:span text:style-name="Strong_20_Emphasis">Hugging Face</text:span> – платформа, предлагающая доступ к предобученным моделям для обработки текста.</text:p>
        </text:list-item>
        <text:list-item>
          <text:p text:style-name="P1"><text:span text:style-name="Strong_20_Emphasis">Mistral</text:span> – языковая модель, отличающаяся высокой производительностью при генерации и анализе текста.</text:p>
        </text:list-item>
        <text:list-item>
          <text:p text:style-name="P1"><text:span text:style-name="Strong_20_Emphasis">DeepSeek</text:span> – нейросетевой инструмент, ориентированный на работу с текстовыми данными.</text:p>
        </text:list-item>
        <text:list-item>
          <text:p text:style-name="P1"><text:span text:style-name="Strong_20_Emphasis">Flask</text:span> – фреймворк для создания веб-приложений на Python.</text:p>
        </text:list-item>
      </text:list>
      <text:p text:style-name="Text_20_body"/>
      <text:p text:style-name="Text_20_body"/>
      <text:p text:style-name="Text_20_body"/>
      <text:p text:style-name="Text_20_body"><text:soft-page-break/><text:span text:style-name="Strong_20_Emphasis">IV. Необходимые теоретические знания для выполнения практической части</text:span></text:p>
      <text:p text:style-name="Text_20_body">Для успешной реализации проекта необходимо понимать:</text:p>
      <text:list text:style-name="L2">
        <text:list-item>
          <text:p text:style-name="P2">Принципы работы нейросетевых моделей обработки текста.</text:p>
        </text:list-item>
        <text:list-item>
          <text:p text:style-name="P2">Основы клиент-серверного взаимодействия и API.</text:p>
        </text:list-item>
        <text:list-item>
          <text:p text:style-name="P2">Основы веб-разработки: HTML, CSS, JavaScript.</text:p>
        </text:list-item>
        <text:list-item>
          <text:p text:style-name="P2">Основы работы с Flask и его возможностями для создания API.</text:p>
        </text:list-item>
        <text:list-item>
          <text:p text:style-name="P2">Основы интеграции языковых моделей через Hugging Face API.</text:p>
        </text:list-item>
      </text:list>
      <text:p text:style-name="Text_20_body"><text:span text:style-name="Strong_20_Emphasis">V. Заключение</text:span></text:p>
      <text:p text:style-name="Text_20_body">Развитие NLP и языковых моделей делает возможным создание интеллектуальных систем обработки текста. Данный проект демонстрирует возможности применения современных моделей для суммаризации и анализа текстов. Использование Python и Flask обеспечивает гибкость и удобство интеграции моделей, а Hugging Face API делает их доступными для использования в веб-приложениях.</text:p>
      <text:p text:style-name="P3"><text:span text:style-name="Strong_20_Emphasis">VI. Список литературы</text:span></text:p>
      <text:list text:style-name="L3">
        <text:list-item>
          <text:p text:style-name="P4">Официальная документация Flask – https://flask.palletsprojects.com/</text:p>
        </text:list-item>
        <text:list-item>
          <text:p text:style-name="P5">Официальная документация Hugging Face API – https://huggingface.co/do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7:43:48.959000000</meta:creation-date>
    <dc:date>2025-02-19T22:00:34.148000000</dc:date>
    <meta:editing-duration>PT43M24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6" meta:word-count="345" meta:character-count="2832" meta:non-whitespace-character-count="2518"/>
  </office:meta>
</office:document-meta>
</file>